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3ced"/>
    </style:style>
    <style:style style:name="P2" style:family="paragraph" style:parent-style-name="Standard">
      <style:text-properties officeooo:paragraph-rsid="000fdb0c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ഒരു ബാക്ബഞ്ചു വിചാരം </text:p>
      <text:p text:style-name="P4">സി വി ശങ്കരൻ ചേലമറ്റത്തില്ലം</text:p>
      <text:p text:style-name="Standard"/>
      <text:p text:style-name="P1">രാസവിജ്ഞാനത്തിന്റെ രഹസ്യം വിതറുന്ന</text:p>
      <text:p text:style-name="P1">രാസസൂത്രത്തിലേക്കു കണ്ണും നട്ടിരുന്നൂ ഞാൻ.</text:p>
      <text:p text:style-name="P1">ബോർഡിലക്ഷരസംഖ്യാപദങ്ങളാൽ</text:p>
      <text:p text:style-name="P1">രാസവാക്യം രചിക്കുമധ്യാപകൻ</text:p>
      <text:p text:style-name="P1">സ്ഥൂല വസ്തു ഗുണങ്ങളെ സ്സൂക്ഷ്മമായ്</text:p>
      <text:p text:style-name="P1">ആലപിക്കുന്ന തന്മാത്രാ സൂത്രങ്ങൾ</text:p>
      <text:p text:style-name="P1">എത്ര ഗംഭീരമാണിവ യോതുന്നു</text:p>
      <text:p text:style-name="P1">തത്ര പിണ്ഡാണ്ഡ ബ്രഹ്മാണ്ഡ സത്യങ്ങൾ </text:p>
      <text:p text:style-name="P1">“അൽപാക്ഷരം അസന്ദിഗ്ദ്ധം </text:p>
      <text:p text:style-name="P1">സാരവത് വ്ശ്വതോമുഖം </text:p>
      <text:p text:style-name="P1">അസ്തോഭമനവദ്യം ച </text:p>
      <text:p text:style-name="P1">സൂത്രം സൂത്രവിദോവിദു"</text:p>
      <text:p text:style-name="P1">നല്ലകുട്ടികൾ മാഷിന്റെ വാക്കുകൾ </text:p>
      <text:p text:style-name="P1">നിത്യ സത്യ മായാദരാൽ പേറുന്നു.</text:p>
      <text:p text:style-name="P1">“ഗുരോരനുഗ്രഹണൈവ പുമാൻ പൂർണ്ണ പ്രശാന്തയേത്" </text:p>
      <text:p text:style-name="P1">ലോലചാമര ലാലസനായിതാ </text:p>
      <text:p text:style-name="P1">ലീലയാ ചാഞ്ഞു പിൻ ബഞ്ചുകാരനായ് </text:p>
      <text:p text:style-name="P1">കൺതുറന്നൊന്നു സൂക്ഷ്മമായ് നോക്കി ഞാൻ </text:p>
      <text:p text:style-name="P1">കാണ്മതോ ഇതിൽ ജീവരഹസ്യവും? </text:p>
      <text:p text:style-name="P1">പണ്ടു വാനരൻ മുത്തിനെക്കിട്ടീട്ടു </text:p>
      <text:p text:style-name="P1">നക്കി നോക്കി ക്കടിച്ചു നോക്കീടിലും </text:p>
      <text:p text:style-name="P1">കണ്ടതില്ലതിൽ രാമന്റെ രൂപത്തെ </text:p>
      <text:p text:style-name="P1">ചണ്ടിയായ് ദൂരെ യാഞ്ഞെറിഞ്ഞാനവൻ </text:p>
      <text:p text:style-name="P2">ബന്ധിതങ്ങളായാറ്റങ്ങളേറെയും </text:p>
      <text:p text:style-name="P2"><text:s/>ബന്ധനങ്ങളും വേണ്ടപോലുണ്ടിതി ൽ </text:p>
      <text:p text:style-name="P2">ഇല്ലനുരാഗ വായ്പിന്റെ ഭാവങ്ങൾ </text:p>
      <text:p text:style-name="P2">ഇല്ലപ്രേമത്തിനാദ്യക്ഷരങ്ങളും </text:p>
      <text:p text:style-name="P2">ഇല്ലിതിൽ സ്നേഹ മന്ദസ്മിതങ്ങളും </text:p>
      <text:p text:style-name="P2">ഇല്ല ജീവിത മോഹഭംഗങ്ങളും </text:p>
      <text:p text:style-name="P2">ഏണനേർമിഴി കേണാർന്നു നിൽപതും </text:p>
      <text:p text:style-name="P2">പ്രാണനാഥന്റെ സാന്ത്വനസ്പർശവും </text:p>
      <text:p text:style-name="P2">കാണുവാനേതു സൂത്രം പഠിക്കണം ?</text:p>
      <text:p text:style-name="P2">നേടുവാനേതു മാർഗ്ഗേ ചരിക്കണം?</text:p>
      <text:p text:style-name="P2">സാറിനെന്തറിയാം ഹാ! രാസസൂത്രത്തിൻ മേലേ </text:p>
      <text:p text:style-name="P2">പാരിലില്ലെന്നോ ഒന്നും ശാശ്വതമായെന്നെന്നും 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2:21:32.309691381</meta:creation-date>
    <dc:date>2013-11-14T13:11:46.314532998</dc:date>
    <meta:editing-duration>PT13M43S</meta:editing-duration>
    <meta:editing-cycles>1</meta:editing-cycles>
    <meta:document-statistic meta:table-count="0" meta:image-count="0" meta:object-count="0" meta:page-count="1" meta:paragraph-count="37" meta:word-count="110" meta:character-count="552" meta:non-whitespace-character-count="454"/>
    <meta:generator>LibreOffice/4.1.2.3$Linux_x86 LibreOffice_project/410m0$Build-3</meta:generator>
  </office:meta>
</office:document-meta>
</file>